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Calibri" svg:font-family="Calibri" style:font-family-generic="swiss" style:font-pitch="variable"/>
    <style:font-face style:name="Times New Roman1" svg:font-family="'Times New Roman'"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2" style:family="paragraph" style:parent-style-name="Standard">
      <style:paragraph-properties fo:line-height="150%" fo:text-align="justify" style:justify-single-word="false"/>
      <style:text-properties style:use-window-font-color="true" style:font-name="Times New Roman" fo:font-size="12pt" fo:font-weight="normal" officeooo:paragraph-rsid="000e9a2a" fo:background-color="transparent" style:font-name-asian="Times New Roman" style:font-name-complex="Times New Roman"/>
    </style:style>
    <style:style style:name="P3" style:family="paragraph" style:parent-style-name="Standard">
      <style:paragraph-properties fo:line-height="150%" fo:text-align="justify" style:justify-single-word="false"/>
      <style:text-properties style:use-window-font-color="true" style:font-name="Times New Roman" fo:font-size="13pt" fo:font-style="italic" fo:font-weight="normal" fo:background-color="transparent" style:font-name-asian="Times New Roman" style:font-size-asian="13pt" style:font-style-asian="italic" style:font-name-complex="Times New Roman" style:font-size-complex="13pt" style:font-style-complex="italic"/>
    </style:style>
    <style:style style:name="P4" style:family="paragraph" style:parent-style-name="Standard">
      <style:paragraph-properties fo:line-height="150%" fo:text-align="center" style:justify-single-word="false"/>
      <style:text-properties style:use-window-font-color="true" style:font-name="Times New Roman" fo:font-size="13pt" fo:font-weight="bold" fo:background-color="transparent" style:font-name-asian="Times New Roman" style:font-size-asian="13pt" style:font-weight-asian="bold" style:font-name-complex="Times New Roman" style:font-size-complex="13pt" style:font-weight-complex="bold"/>
    </style:style>
    <style:style style:name="T1" style:family="text">
      <style:text-properties fo:color="#ce181e" style:font-name="Times New Roman1" fo:language="en" fo:country="US" officeooo:rsid="000e9a2a" style:font-size-asian="12pt"/>
    </style:style>
    <style:style style:name="T2" style:family="text">
      <style:text-properties fo:color="#00000a" style:font-name="Times New Roman1" fo:language="ru" fo:country="RU" style:font-size-asian="12pt"/>
    </style:style>
    <style:style style:name="T3" style:family="text">
      <style:text-properties fo:color="#00000a" style:font-name="Times New Roman1" fo:language="ru" fo:country="RU"/>
    </style:style>
    <style:style style:name="T4" style:family="text">
      <style:text-properties fo:color="#00000a" style:font-name="Times New Roman1" fo:language="en" fo:country="US" officeooo:rsid="000b53ab" style:font-size-asian="12pt"/>
    </style:style>
    <style:style style:name="T5" style:family="text">
      <style:text-properties fo:color="#00000a" style:font-name="Times New Roman1" fo:language="en" fo:country="US" officeooo:rsid="000c88a5" style:font-size-asian="12pt"/>
    </style:style>
    <style:style style:name="T6" style:family="text">
      <style:text-properties fo:color="#00000a" style:font-name="Times New Roman1" fo:language="en" fo:country="US" officeooo:rsid="000dd836" style:font-size-asian="12pt"/>
    </style:style>
    <style:style style:name="T7" style:family="text">
      <style:text-properties fo:color="#00000a" style:font-name="Times New Roman1" fo:language="en" fo:country="US" officeooo:rsid="000e9a2a" style:font-size-asian="12pt"/>
    </style:style>
    <style:style style:name="T8" style:family="text">
      <style:text-properties fo:language="en" fo:country="US" officeooo:rsid="000b53ab" fo:background-color="#81d41a" loext:char-shading-value="0" style:font-size-asian="12pt"/>
    </style:style>
    <style:style style:name="T9" style:family="text">
      <style:text-properties fo:language="en" fo:country="US" officeooo:rsid="000b53ab" style:font-size-asian="12pt" fo:background-color="#ffff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Акције покрета </text:span></text:p>
      <text:p text:style-name="P1"><text:span text:style-name="T2"/></text:p>
      <text:p text:style-name="P1"><text:span text:style-name="T2">Приступ медија</text:span></text:p>
      <text:p text:style-name="P1"><text:span text:style-name="T2">Када је почетком 1965. године, покрет за остваривање права гласања започео своје деловање, био је већ добро познат америчкој јавности, будући да је борба афро-американаца за остваривање грађанских права трајала већ девет година. Међутим, активности покрета су, као уосталом и деловање његовог вође - Мартина Лутера Кинга, изазвале контроверзу, више због коришћених метода него због постављених циљева, и поред тога што су медији били једногласни у ставу да се право гарантовано уставом мора поштовати. Неопходно је истаћи да је лик вође покрета у извесној мери био раздвајан од акције коју је предводио. Наиме, оно што је заједничко за сваки лист, јесте одређена доза уважавања Кинговог утицаја и достигнућа. Било да се о њему и покрету говори у позитивном или негативном контексту, било да је схваћен као неко ко се бори за достојанство афро-американаца <text:s/>или да је провокатор, он је остао најутицајнија личност покрета и добитник Нобелове награде.</text:span></text:p>
      <text:p text:style-name="P1"><text:span text:style-name="T2"><text:tab/>Сваки од анализираних медија имао је одређени приступ преношењу догађаја који је био њему својствен. Тако можемо, читајући „Њујорк тајмс,” приметити, да је за овај медиј караткеристичан мелодрамски приступ описивању догађаја, при чему су новинари приказивали Мартина Лутера Кинга, као високоморалног хероја, супротстављеног локалним званичницима и становништву, као „силама нетолеранције и расизма“. Иако би се на основу написаног могао донети другачији закључак, формирање те слике није вршено на претерано агресиван, односно очигледан начин. Њујоршки лист је, ипак, настојао да задржи одређену дозу објективности или бар њеног привида, приказујући Кинга само у ретким случајевима, кроз директне похвале његовог карактера, храбрости и племенитости. Оно што је било уобичајено за „ Тајмс“ и што је свакако могло оставити већи утисак на читаоца, јесте приказивање Кинга индиректно, уз коришћење сведочанстава трећих лица. Наиме, стил писања „Њујорк тајмса“ поптуно се разликовао од „Аризона репаблика“. Док „Репаблик“ догађаје преноси лаконски, уз навођење кључних цитата учесника који имају улогу да осликају дешавања, „Тајмс“ иде много даље у том правцу, често преносећи детаље и наводећи цитате непотребне за тумачење ситуације, али цитате на основу којих су читаоци могли формирати мишљење о актерима и догађајима. На основу таквог стила извештавања, можемо лако приметити тенденцију новинара, да њима прикажу Кинга у позитивом светлу. <text:s/>Осим што су његови и цитати припадника покрета, служили искључиво Кингу на корист, изјаве његових противника су преношени на начин који би их отворено стављао у улогу антагониста, и самим тим индиректно осликавали вођу покрета </text:span><text:soft-page-break/><text:span text:style-name="T2">за грађанска права у позитивном контексту.</text:span></text:p>
      <text:p text:style-name="P1"><text:span text:style-name="T2"><text:tab/>Мада би било превише оштро назвати „Тајмс“ пропагандним новинама Мартина Лутера Кинга, свакако је евидентно показивање <text:s/>наклоности према њему, о чему сведочи и чињеница да је „Тајмс“ једини лист који је Кингу дао платформу да у писаној форми пренесе јавности свој став о догађајима, објављујући у једном од својих издања чланак Мартина Лутера Кинга о дешавањима у Селми. Осим што су настојали да једнострано пренесу догађаје на терену, у листу такође примећујемо тренд умањивања кривице демонстраната у појединим ситуацијама, те тако можемо видети да се провокације од стране демонстраната називају „серенадирањем“ шерифа. Евидентно је, такође, да поједини детаљи који дају комплетну слику о ситуацији, а који не служе у корист <text:s/>припадницима покрета, као у случају када је шериф Далас округа Џејмс Кларк увредама испровоциран да нападне једног од вођа протеста, током времена бледе, те за мање упућеног читаоца остаје доступна драстично упрошћена слика о насилнику и његовој жртви. На основу наведеног, могло би се рећи, да је фокус листа био да код својих читалаца изазову додатан осећај емпатије према ситуацији, у којој се просечан афро-американац југа налазио, <text:s/>а самим тим и да их привуку на старну покрета. <text:s/></text:span></text:p>
      <text:p text:style-name="P1"><text:span text:style-name="T2"><text:tab/>За „Аризона репаблик“ можемо рећи да је представљао опозит <text:s/>„Њујорк тајмсу“. <text:s/>Осим што је важио за конзрвативни лист, „Репаблик“ је такође имао и потпуно другачији стил писања од „Тајмса“. Једна од главних карактеристика листа је да није <text:s/>имао <text:s/>унитаран <text:s/>поглед на догађаје попут „Тајмса“. Иако је евидентно да је конзервативна линија карактеристика листа, <text:s/>став „Аризона репаблика“ је занимљивији и доста комплекснији од става њујоршког листа, јер је <text:s/>зависио од става аутора текста. Главна замерка коју је „Аризона репабилк“ била спремна да упути афроаемричком покрету тицала се <text:s/>метода покрета. Критике овакве врсте су варилале, више у зависности од аутора текста, него од акција покрета. Док су неки умеренији новинари просто тврдили да је место за борбу за правду у судовима, а не на улици, други попут Дејвида Лоренса су били знатно оштрији. Лоренс, који је био изразити противник како афро-америчког покрета тако и његовог вође, <text:s/>ишао је дотле, да је оптужио афро-американце да сами провокацијама <text:s/>изазивају насиље које трпе, лицемерно се представљајући као присталице мира док, заправо, крше судске одлуке.</text:span></text:p>
      <text:p text:style-name="P1"><text:span text:style-name="T2"><text:tab/>Медоте покрета, дакле, биле су <text:s/>у „Аризона репаблику“ негативно представљане, без обзира на аутора чланка, што је евидентно и на примеру <text:s/>карикирања хапшења Мартина Лутера Кинга почетком фебруара. Због тога, управо, не чуди слика коју је медиј био спреман да пројектује о вођи афро америчког покрета, који је ове методе и пропагирао.</text:span></text:p>
      <text:p text:style-name="P1"><text:span text:style-name="T2">Када у обзир узмемо временско раздобље од почетка јануара до краја марта, у писању „Аризона </text:span><text:soft-page-break/><text:span text:style-name="T2">репаблика“, можемо видети да се негативан однос према Кинговој делатности није мењао, али ни интензитет није био константан. Тако на самом почетку године можемо приметити знатно перфидније критике, ограничене на понеки помпезни наслов који Кинговој делатности даје негативну конотацију, или на неки оштрији епитет.Такав стил извештавања стварао је илузију објективности док је у исто време упозоравао на милитантност акције која следи. Стил извештавања „Аризона репаблика“, сам по себи је доприносио стварању негативне слике о Кингу. Они су се, заправо, базирали на преношење догађаја кроз чињенице, не дајући превише простора цитирању учесника, уз честе чланке у којима су аутори давали своја виђења догађаја, онемогућавајући тако читаоца да на било који начин стекне другачији утисак од оног какав су аутори наметали. Стварање, у тој првој фази, слике Кинга као потенцијалног изазивача нереда, омогућила је новинарима „Аризоне“ да у другој фази акције, када су протести афро-американаца изазвали мање инциденте, формирају слику која ће бити заступљена до првог марша од Селме ка Монгомерију, односно, слику Кинга као агитатора. У финалној фази, када су јединице државне полиције, појачане трупама шерифа Кларка, пендрецима и сузавцем растерали демостранте, долази до стварања финалне <text:s/>слике, односно слике Кинга као кривца. Кинг, дакле, од провокатора, постаје директан кривац за насиље извршено над афро-американцима, изазвано његовим лицемерним заступањем мира и кршењем судских одредби. Тако, дакле, примећујемо да циљ за који су се афро-американци залагали, није оспораван, и ако је од стране одређених појединаца његова значајност довођена у питање, док је Кинг <text:s/>представљен као неко ко провоцира, неко ко “ствара мржњу, где је раније није било”. <text:s/>Оваква слика о Мартину Лутеру Кингу у „Аризона репаблику“ у потпуности је одговарала слици о њему какву су је становници америчкг југа имали, односно слици о страном агитатору који изазива немире.</text:span></text:p>
      <text:p text:style-name="P1"><text:span text:style-name="T2"><text:tab/>Како је слика о Кингу била уско повезана са методама које <text:s/>користи, не чуди да се негативна перцепција њега као личности у „Репаблику“ одражавала на покрет у целости. <text:s/>Да је критика упућена покрету само последица перцепције Кингове личности, најбоље показује некохерентност у погледу критика ефикасности метода које су коришћене. Тако видимо, да је у једном чланку, недостатак драматичних резултата демонстрација у Селми, служио као повод за нападе на Кингове мотиве, сматрајући да је резултат који он жели постићи заправо финансијска добит, док у другом, ипак, можемо прочитати како би број уписаних афро-американаца на листу чекања за покушај регистрације требало да резултира ублажавањем демонстрација.</text:span></text:p>
      <text:p text:style-name="P1"><text:span text:style-name="T2"><text:tab/>За разлику од претходна два листа “Лос Анђелес тајмс” се трудио да заузме заиста неутралну позицију у преношењу догађаја. Иако је евидентно да је лист подржавао Кинга и </text:span><text:soft-page-break/><text:span text:style-name="T2">његов покрет, он је то радио далеко суптилније него њујоршки лист, уз спремност да другој страни пружи прилику да искаже своје виђење догађаја. По стилу преношења вести ближи су били „Аризона репаблику“, не фокусирајући се превише на детаље у преношењу догађаја, <text:s/>већ више на њихову анализу и предочавање могућих последица. Ипак, за разлику од „Аризона репаблика“, новинари листа из Лос Анђелеса се нису трудили да читаоцима наметну своју перспективу у тумачењу догађаја. <text:tab/>Пример оваквог чланка у „Лос анђелес тајмсу“ је спровођење истраживања тежине тестова којима су становници југа били подложни, у ком су учествовали и студенти и професори факултета политичких наука у Лос Анђелесу. Јасно је да овакав чланак, сам посеби, и ако је служио у корист афро-америчком покрету, не би морао бити протумачен искључиво кроз ту призму. Циљ и мотивацију новинара као <text:s/>и учесника, свакако није могуће са сигурношћу утврдити, али узимајући у обзир друга сведочанства о тежини текстова, можемо рећи да је циљ био, пре свега, приказати јавности са чиме се просечан афро-американац суочавао током процеса регистрације за гласање. Са друге стране, видимо да, и ако су јасно ставиљали до знања да подржајаву циљ афро-америчког покрета, нису се трудили да попут листа из Њујорка <text:s/>прикажу припаднике покрета искључиво као жртве. Ово је евидентно на примеру преношења првог покушаја марша ка Монгомерију, где на основу писања листа можемо видети да су афро-американци узвратили насиљем, каменовањем припадника полиције, као и <text:s/>у чланку у ком је пренесена прича о афро-америчком пастору у Алабами који је одбија да приступи покрету, те је за узврат био понижаван од стране његовихчланова. У случајевима када директно критикује покрет, „Лос Анђелес тајмс“ то ради изузетно благо, уз помињање контекста, односно дела који су проузроковали акције покрета.</text:span></text:p>
      <text:p text:style-name="P1"><text:span text:style-name="T2">Директно поређење</text:span></text:p>
      <text:p text:style-name="P1"><text:span text:style-name="T2"><text:tab/>Узимајући наведено у обзир, не чуди сто је читалац „Њујорк тајмса“ <text:s/>добијао потпуно другачију слику од неког ко је читао „Репаблик“. Чак и када су преносили исти догађај, варијација у стилу преношења и слика коју је читалац добијао се драстично разликовала. Разлике у погледу медија, када је деловање покрета у питању, нису уочљиве само у категоризацији актера, напротив, знатно ефектнија слика се ствара када узмемо у обзир приступ медија тумачењу и преношењу догађаја. Најбољу илустрацију за поменуто, представља протест ђака, <text:s/>који се одиграо почетком фебруара, а који је „Аризона репаблик“ окарактерисао као протест обесне младежи, непослушне деце која су побегла са часова да би ометала друге грађане. То виђење можемо ставити у контраст са писањем <text:s/>“Њујорк тајмса”, који не само да преноси догађаје, већ се труди да читаоцима објасни и оправда значај коју драматизација догађаја има у борби афро-америчког покрета као и учешће деце која сама не могу учествовати </text:span><text:soft-page-break/><text:span text:style-name="T2">у процесу бирања званичника. Драматизација догађаја у „Тајмсу“ није негативно окарактерисана, напротив, новинари листа објашњавају како је небитна чињеница да они нису довољно стари да гласају, јер је, осим изазивања насилника да изађу на видело, поента протеста и супротстављање вековној неправди, при чему је гласање само једна од њених манифестација. </text:span></text:p>
      <text:p text:style-name="P1"><text:span text:style-name="T2">Да овај став није само изолован пример, можемо видети и у начину на који је пренешена вест о непотребном насиљу над ђацима који су демонстритали. Однос медија према деловању покрета, можемо јасно видети <text:s/>на основу тога како су они извештавали о догађају када је шериф Кларк, са својим помоћницима, ђаке приморао на вишекилометарски марш ван града. Док „Њујорк тајмс“ о овом догађају преноси детаље пуне емпатије и згражавања, та вест је у „Репаблику“ пропраћена готово успутно. Овде, опет, можемо приметити да је њујоршки лист драстично детаљнији у приказивању насиља које су Кларк и његови помоћници спроводили, од листова из Аризоне и Лос Анђелеса. „Репаблик“ је, осим што ову вест преноси изостављајући појединости које би Кларка и његове колеге представиле на негативан начин, ђаке описао као непослушну децу, пре него као борце за права, док „Лос Анђелес Тајмс“ вести и не посвећује превише пажње. </text:span></text:p>
      <text:p text:style-name="P1"><text:span text:style-name="T2"><text:tab/>Оно што <text:s/>доприноси комплексности „Аризониног“, наизглед једноставног обрађивања тема, јесте чињеница да они нису, како би се могло очекивати у погледу другог, за акције у Селми значајног актера Џејмса Кларка, заузели став који би се, на основу до сада наведеног, могао очекивати. <text:s/>Начин на који је „Аризона репаблик“ представљао Џејмса Кларка био је фундаментално другачији од „Њујорк тајмсовог“ и то се пре свега може приписати разлици у начину писања ова два медија о дневним догађајима. <text:s/>Новинари „Аризона репаблика“ се нису претерано трудили да осуде сваки шерифов потез, али <text:s/>никако не можемо тврдити да <text:s/>нису критиковали погрешне поступке Кларка. Заправо, они су били једини медиј који је, а што је било некарактеристично за њих, детаљно пренео вест о првом већем хапшењу у Селми, када је ухапшена и Амелија Бојтон. У том чланку, они истичу њен утицај и интегритет као пословне жене и кандидата за конгрес, а Кларкове методе пореде са онима које су практиковане пре 1958. године. Међутим, тон се мења већ приликом извештавања о нападу на шерифа о ком је било речи. Стиче се, дакле, утисак да је „Аризона репаблик“ имао сопствени систем вредновања правде, те је и писао у складу са њим, не везујући се превише ни за једну страну, сматрајући можда такав став новинарском неутралношћу. Иако нису благонаклоно гледали на акције покрета, не можемо рећи да су се сви новинари „Аризоне“ трудили да по сваку цену држе једну страну у борби за десегрегацију, што је очигледно на примеру анализе личности <text:s/>Џорџа Валаса. <text:s/>Овај лист <text:s/>је своју критику нешто другачије формулисао од „Њујорк тајмса“ и они нису били </text:span><text:soft-page-break/><text:span text:style-name="T2">усмерени на демонизацију Валасове личности, већ на анализу грешака и последица. Критика на коју се „Аризона“ фокусира није површна као у „Њујорк тајмсу“, <text:s/>јер они критикују искључиво поступке без негативне карактеризације Валаса као личности. Пример таквих критика видимо у чланку, у ком новинар „Аризоне“ сугерише да је потенцијално насиље на путу ка Монтгомерију, са којим би се учесници марша сусрели, а којим је Валас правдао насиље извршено над демонстрантима у првом покушају марша, требало превазићи организовањем превоза демонстраната до Монгомерија. </text:span></text:p>
      <text:p text:style-name="P1"><text:span text:style-name="T2"><text:tab/>Када говоримо о односу „Аризона репаблика“ према Џорџу Валасу, најпре је потребно рећи да се у „Аризони“ налазио једини чланак који је правдао његове методе. Аутор је био Давид Лоренс, коме је циљ био да изједначи Кенедијеву употребу федералних трупа 1963. године и Валасово гушење првог покушаја марша. Таква правдања ипак се не могу назвати трендом у „Репаблику“.</text:span></text:p>
      <text:p text:style-name="P1"><text:span text:style-name="T2"><text:tab/>Са друге стране Критика „Њујорк тајмса“ била је најоштрија, ако узмемо у обзир епитете који су коришћени као и драматизацију целе ситуације стављањем Кларка и Валаса насупрот “снагама добра”, како их новинар „Тајмса“ назива, а које су предводили Кинг и Џонсон. Она је, међутим, била и најповршнија. Новинарима „Тајмса“, може се рећи, није било стало да њихови читаоци разумеју личност Џорџа Валаса, који је, као способан политичар, за своје поступке свакако морао имати побуде дубље од простог расизма. <text:s/>Они су, наиме, једноставно желели да, као и у случају Кларка, прикажу лик готово филмског негативца који се бори за своја погрешна и превазиђена уверења. То су чинили кроз преношење искључиво негативних коментара јавних личности, али и кроз непосредну критику у чланцима, описима његове опуштеностии и жовијалности у критичним ситуацијама, попут оне уочи другог покушаја протестног марша ка Монгомерију. Ово показује да је „Тајмс“ очигледно на страни покрета, те се не труди да своју позицију сакрије.</text:span></text:p>
      <text:p text:style-name="P1"><text:span text:style-name="T2"><text:tab/>Писање „Лос Анђелес тајмса“ је овог пута сличније „Аризони“ него листу из Њујорка. Као и до сада, овај медиј се не труди да својим читаоцима пласира властито виђење актера, већ једноставно презентује вести. У случају када је Кингу било прећено смрћу, они су похвалили покушаје Валаса да повећа мере обезбеђења, али нису остали неми када је у питању била непотребна примена насиља над демонстрантима током првог покушаја марша ка Монтгомерију. Лист се, ипак, не фокусира на драмитизацију ситуације и критику Валаса као личности, већ заузима критички став према изјавама и потезима гувернера, настојећи да опис личности стави у други план и да он буде готово последица анализе ситуације. Такав став најјасније можемо приметити у чланку који се бави анализом Валасовог коментара о примени </text:span><text:soft-page-break/><text:span text:style-name="T2">силе над демонстрантима током првог марша. Гувернер је, правдајући насилно гушење демонстрација спроведено 7. марта, коришћене методе упоредио са сличним, које су примењене против афро-американаца у Њујорку. Како се оваква оцена мање упућеном читаоцу могла учинити здраворазумском, лист настоји да објасни раличитост две ситуације, односно насилних немира у Њујорку и мирних демонстрација у Алабами. Такође, када критикују Валасове методе, они се не фокусирају на моралност његових поступака, већ сагледавајући последице истичу њихову корист за Кингов циљ. Такву оцену ипак не можемо поистоветити са сличном оценом конзервативнијих медија. Стављајући је у шири контекст, јасно је да „Лос Анђелес тајмс“ њу износи једноставно као последицу догађаја, не покушавајући да попут локалних листова из Селме, томе да негативну конотацију.</text:span></text:p>
      <text:p text:style-name="P1"><text:span text:style-name="T2"><text:tab/>Најочигледнији <text:s/>пример пристрасности, можемо видети у преношењу сукоба између Џејмса Кларка и Ани Ли Купер, учеснице демонстрација. <text:s/>Већ на основу наслова примећујемо разлику у извештавању њујоршког листа и листа из Аризоне. „Аризона репаблик“ преноси да је „Црнкиња ударила шерифа”, док „Њујорк Тајмс“ преноси да је „Жена ударила шерифа”, а у даљем тексту, разлика наговештена у насловима постаје очигледнија. „Аризона“ се, наиме, фокусира на повреде које је шериф задобио и описује корпулентност жене, готово алудирајући да је постојала могућност да она надјача Кларка, док о повредама које је <text:s/>грађанка претрпела нема података. „Њујорк тајмс“ се опет фокусира искључиво на тај аспект догађаја, преносећи слику и писане детаље пребијања жене од стране шерифа и његових колега, па се у чланку након <text:s/>обрачуна наводи, како је поцепана кравата једина повреда коју је шериф задобио, а касније се и заједљиво напомиње да није имао ни масницу на оку. </text:span></text:p>
      <text:p text:style-name="P1"><text:span text:style-name="T2"/></text:p>
      <text:p text:style-name="P4"><text:span text:style-name="T3">Положај афро-американаца и однос становништва према њима</text:span></text:p>
      <text:p text:style-name="P1"><text:span text:style-name="T2"/></text:p>
      <text:p text:style-name="P1"><text:span text:style-name="T2">До сада указане разлике у описању медија иако наизразеније у погледу одниса према припадницима покрета свакако су биле присутне и у погледу слике коју су прузале о полозају афро америцког друства југа. У овој другој знацајној теми којом су се медију бавили нецемо приметити драстицне разлике у погледу слике коју су прузале цитаоцима како је то био слуцај када смо разматрали њихов став према самом покрету. У слуцају полозаја грађана пре цемо приметити суптилне разлике у нацину преносења вести, односно како цемо видети у неким слуцајевима непреносења вести, које ипак остављају драстицно другације утиске на цитаоца.<text:tab/>Када говоримо о полозају аффро американаца неопходно је посебан акценат ставити два главна фактора, И две главне тема медија, то су 1. Однос Белацког становниства југа према афро </text:span><text:soft-page-break/><text:span text:style-name="T2">американцима, И 2. Резултати историјријског тренда понасања белацког становниства према афро американцима. Тако моземо реци да је друго фактор заправо креирао оно сто називамо “полозајем афро американаца” док се први фактор, однсно тренутни однос према афро америцком становниству.</text:span></text:p>
      <text:p text:style-name="P1"><text:span text:style-name="T2"/></text:p>
      <text:p text:style-name="P3"><text:span text:style-name="T3">Однос Белацног становниства према афро американцима</text:span></text:p>
      <text:p text:style-name="P1"><text:span text:style-name="T2"/></text:p>
      <text:p text:style-name="P1"><text:span text:style-name="T2"><text:tab/>У јануару 1965. пре поцетка саме борбе за права гласања најзаступљенија тема у медијима, када је рец о афро-америцкој борби за грађанска права била је известавање о ефикасности спровођења закона из 1964. ондосно пре свега десегрегација јавних установа. Посматрајуци ову тему моземо приметити пре свега потпуно разлицита виђења када је у питању ефикасност спровођења прописаних мера.</text:span></text:p>
      <text:p text:style-name="P1"><text:span text:style-name="T2">Током извештавања о положају афро-американаца у времену пре деловања покрета и њиховој интеграцији у друштво применом закона донетог 1964. г, Аризона репаблик наводи, истице да да у јужним државама није било значајнијег отпора интеграцији. Међутим, цак <text:s/>иако узмемо у обзир цињеницу да је интеграција била процес ида се није могла одвити моментално, па самим тим наведене известаје аризоне не можемо у потпуности одбацити као нетацане јер је током тог процеса морало бити подразумеваних препрека, стиче се утисак да је писање Аризоне о том проблему био превише оптимистично. Наравн оовако формулисан известај аризона репаблика омогуцава листу да створи привид објективности а да притом ипак истакне јузњацко друство у позитивном светлу, јер сама дефиниција “знацајнијег отпора” арбитразна И подлозна субјективном тумацењу. </text:span></text:p>
      <text:p text:style-name="P1"><text:span text:style-name="T2"><text:tab/>Потпуно другацији утисак стицемо цитајуци ЛА Тајмс који писе о истој теми. У неколико цланака новинари листа нагласавају да итекако постоје ресторани који одбијају да услузе афро американце, али И о хапшењима афро-американаца који су покушавали да спроведу законом гарантована права, као и о отпору становништва манифестованог кроз одбијања да их услузе до нападе на квартове у којима су афро-американци живели. Лист ипак не настоји да приказе потпуно за афро американце безнадезну ситуацију, истицуци И уцесталост хапсења лица која су врсила нападе на афро американце. </text:span></text:p>
      <text:p text:style-name="P1"><text:span text:style-name="T2">С обзиром на то да оба листа приказују потпуно различиту ситуацију, можемо претпоставити да је истина била нешто између. Свакако да је закон допринео побољшању, када је положај афро-американаца у питању, али он није могао бити драстично побољсан након тако кратког временског периода.</text:span></text:p>
      <text:p text:style-name="P1"><text:soft-page-break/><text:span text:style-name="T2"><text:tab/>Имајући то у виду, не може бити изненађујуће да је критика јужњачког друштва најмање присутна у коришћеном „јужњачком“ медију, Аризона репаблику. Иако сама држава Аризона није била једна од такозваних узданица сегрегације, аутори листа се нису бавили анализом „јужњачког“ друштва и њиховог односа према жртвама, напротив. У Репаблику можемо наћи текстове аутора који, може се отворено рећи, правдају однос „јужњака“ према афро-американцима честим скретањем пажње на дефакто сегрегационизам севера, као и односа власти према демонстрантима у Њујорку. То,међутим, не би требалонипошто разумети као одбрану сегрегационизма, већ само као покушај апологије „јужњака“.</text:span></text:p>
      <text:p text:style-name="P1"><text:span text:style-name="T2">У преостала два медија моземо приметити потпуно другације тенденције. Слицно како је у Аризона репаблику негативна слика Кинга јацала у интензитету како је конфликт ескалирао, тако је И у Њујорк тајмсу слика јузњацког друства пратила слицан тренд. Како је покрет за грађанска права у том моменту трајао већ скоро деценију, дубља анализа „јужњачког друштва на самом почетку 1965. је изостала, те виђење медија можемо разматрати само кроз описивање одређених догађаја. Томе је свакако допринела и привидна незаинтересованост јавности Селме за протесте. Инциденти у којима су учествовали цивили били су ретки, те је и фокус медија био више усмерен ка шерифу Кларку. Све до првог вецег инцидента када је досло до пуцања И рањавања Џимија Лија џексона, персонификација јузњацког друства био је управо сериф Џејмс Кларк. Описивању њрга као сегрегационисте И детаљног описивања његових акција није стварала слику само о њему као појединцу, сама цињеница да је он изабрани званицник, као И инсистирање на његовој популарности, насупрот лицности Вилсона Бејкера који је приказан као умерењак, давала је итекако слику о окрузењу које је Кларка довело на ту позицију. </text:span></text:p>
      <text:p text:style-name="P1"><text:span text:style-name="T2"><text:tab/>Иако је у зизу медија досао несто касније, тек када је покрет изнео планове о марсу ка Монтгомерију, слицно се мозе реци И за гувернера Алабаме Џорџа Валаса који је 1965 слузио први од своја три мандата. Мозе се реци да је валас био продукт своје околине исто колико је био спреман да јој подилази. У свом цланку у ком анализира потезе Џорџа Валаса новинра Аризона Репаблика, У тој анализи новинар се фокусира на све успехе Валаса као политицара И генерално, аргументовано, хвали његове способности, али уз констатацију да је своје ставове подредио борби за политицки рејтинг. Та цињецица, дакле, говори знатно висе о самим бирацима, односно о друству Алабаме него о самом Валасу те одатле И епитет који му ЛА тајмс даје – Врховни сегрегациониста.</text:span></text:p>
      <text:p text:style-name="P1"><text:span text:style-name="T2"><text:tab/>Узимајуци све наведенои у обзир моземо адектватно анализирати констатацију новинара Аризона репаблика који је тврдио да цак иако би се афро американци изборили укидање тестова за гласање, И омогуцили целој заједници да гласа, то не би ниста променило, јер би глобално, у </text:span><text:soft-page-break/><text:span text:style-name="T2">целој федерацији јос увек били знацајна мањина. Тај аргумент ипак губи на валидности када узмемо у обзир примере Валаса И Кларка. Јасно је да је страх од губитка политицке моци на локалном, дрзавном И окрузном нивоу, где су афро американци могли бити вецина, био итекако присутан, како наводи и новинар ЛА Тајмса. <text:s/>То је свакако, уз <text:s/>политицке победе које је донела 1964. година И акцију у току 1965. појацавало нетрплејивост белацког становниства. </text:span></text:p>
      <text:p text:style-name="P1"><text:span text:style-name="T2"><text:tab/>Конацно, 18. фебруара. 1965. припадници покрета успели су да изазову реакцију становниства алабаме којој су се надали од самог поцетка протеста. . Током једног од ноцних маресева које су припадници покрета организовали досло је до првог насилног разбијања протеста од њиховог поцетка у јануару. Током овог протеста досло је до рањавања једног од припадника покрета и прве зртве протеста за право гласа, Џимија Лија џексона који је ранама подлегао неколико дана касније. Догађај је наравно пренет у сва три листа, али је ниво посвецене пазње и самом тумацењу варирао. Цитајуци цланке посвецене овом догађају у Аризона репаблику и ла тајмсу стицемо утисак да је ово био тек један у низу слицних догађаја, те да је оваква еслаклација насиља готово свакодневница, пре свега због недостатка детаља о самом догађају. Томе свакако допиноси и писање Њујорк тајмса. Сам нацин понасања припадника полиције, али и локалног становниства постао је тема пре свега Њујорк Тајмса циј је новинар који се током догађаја налазио у Маријону, где је протест организован. У свом драматицном, и за Тајмс карактеристицно препуном детаља, цланку у ком описује догађаје те вецери новинар је покусао да цитаоцима прузи конацну слику јузнајцког сегрегационисте који је показао своје право лице. Тајмс је овом приликом то цинио кроз висе наврата, дакле кроз директне описе насилног понасања локалног становниста, уз описивање њиховог наорузања и милитантности. Овакве индискретне методе приказа јузњацког становниства међутим нису биле једине којима су се медији слузили, напротив, изузетно полупларна, несто дискретнија метода била је осликавање становниства кроз методе умереног званицника Вилсона Бејкера. Ова методе међутим нису у својој ефектноси једнаке, цак би се могло тврдити да је друга била знатно ефектнија, наиме приказујуци Јузњацко становниство као насилинике би увек могло изазвати код циталаца утисак да је то само мали процента становниства, који је спреман да врси директно насиље, међутим друга метода указује да ни делови популације који нису директно уцествовали у насиљу заправо нису не расиситцки део алабаме. Само један од примера дискретније методе је негодовање становниства при покусајима вилсона бејкера да на миран нацин заустави протестанте. <text:tab/>Може се рећи да је Ла тајмс, без сумње, била новина која је највише схватала значај друштва Југа за положај афро-американаца. У прилог томе говори цињеница да је управо овај лист из највише углова посматрао тај проблем а <text:s/>један од таквих примера јесте </text:span><text:soft-page-break/><text:span text:style-name="T2">интервјуисање 3 јужњачка пастора, притом имајући у виду значај цркве и њен утицај.) Интервју је обављен са пасторима различитих виђења, односно са интеграционистом, сегрегационистом и умерењекаом ( умерањаком или нешто друго) без додавања мишљења новинара, тако да је аутор текста само избором цитата сваког пастора, могао читаоцу приближити слику друштва Алабаме. Мада се не бави примерима застрашивања у истој мери као и Њујорк тајмс, у једном моменту то сасвим јасно илуструју. Наиме, током преношења вести о Кинговој посети Камдену, када истичу храброст људи међу којима се налазе и ратни ветерани који стоје у реду за регистрацију, стављајући <text:s/>је у контраст са застрашеним афро-американцима који су у страху да се нађу у Кинговој близини.</text:span></text:p>
      <text:p text:style-name="P1"><text:span text:style-name="T2"><text:tab/>Овај лист је догађајима који су се одвили посветио далеко висе пазње, не бавеци се само самим протестом вец и користеци насталу ситуацију да цитаоцима приказу полозај афро американаца из угла једне афро америцке породице. У тренутку када је досло до првог покусаја марса од селме ка монтгомерију сви покусаји медија, пре свега њујорк тајмса, да осликају оцигледни расизам јузњака конацно постају излисни услед његове оцигледне манифестације у свакако најнасилније догађају током протеста за право гласа. Након овог догађаја, долази до промене правца у медијима, сматрајуци да је напокон поента коју су покусавали да доакзу оцигледна. Нови фокус Њујорк и Лос анђелес тајмса је сада био на приказивању порекла расизма који се манифестовао 7. марта на мосту Едмунд Петус. Потврда за наведено је и сам приступ током описа трагедија које су уследиле, односно убиства пастора Џејмса Риба и Виоле Лиузо <text:s/>који су страдали од стране екстремних јузњацких сегрегациониста. Ови догађаји су свакако били адекватно пропрацени, али је њихово преносење сведено висе на описе самих околности него сто је су садрзали критике становниства. У оквирy ове теме моземо опет приметити извесне разлике у приступу медија теми иако су ти приступи били знатно билизи него у било којој ситуацији до тада. Са становиста Њујорк тајмса Та аналиyа подразумевала је предоцавање цитаоцима не само тренутни однос белацког становниства према афро-американцима, вец корене тог односа. У том за тајмс не карактеристицном цланку у ком сада у првом плану нису просто детаљи који описују тренутне догађаје, аутор цланка посматрајући историју расизма у Селми, новинар Тајмса долази до закључка да су становници града у тој мери навикли на расизам да га заправо и не препознају. Он том чињеницом нипошто не правда њихово понашање, нити показује емпатију, напротив, указује на то да их је расизам толико постао део фоклора америцког југа, да је друство учинио толико неосетљивим према полозају афро амеруканаца <text:s/>да су били потпуно неспособни да препознају да сами изазивају проблем са којим су суоцени, вец да <text:s/>кривицу за догађаје траже у странима агитаторима, <text:s/>ван граница </text:span><text:soft-page-break/><text:span text:style-name="T2">државе. Коначно, према <text:s/>„плавокосим и плавооким јужњацима“, како их новинари Тајмса описују, могло би се рећи са извесним инсинуацијама, показују гађење, заљење уместо љутње. Ла тајмс је са друге стране поново знатно дубље усо у анализу проблема. Њихов циљ није био само да цитаоцима предоци однос белацког становниства вец се бавио свим социо-економским факторима који су утицали на формирање полозаја афро американаца. На послетку би требало поменути, да ни један лист није настојао да друштво Селме као и америчког југа представи као хомогену масу сегрегациониста. Они су свакако преносили вести о протестима локалних белаца против дискриминације афро-американаца, али је томе придавано знатно мање пажње, јер је друга, сегрегационистичка страна била знатно активнија и бројнија.</text:span></text:p>
      <text:p text:style-name="P1"><text:span text:style-name="T2"/></text:p>
      <text:p text:style-name="P3"><text:span text:style-name="T3">Полозај Афро американаца</text:span></text:p>
      <text:p text:style-name="P1"><text:span text:style-name="T2"/></text:p>
      <text:p text:style-name="P2"><text:span text:style-name="T2">Друсyвени полозај афро американаца у дрзавама у којима је де јуре сегрегација И даље остајала зависи о је од низа фактора од којих је однос њихових белих суграђана према њијима, однос обојен предрасудама И расизомом, иако најзнацајнији, био само један у низу. Медији су овој цињеици придавали пазњу на разлиците, себи својствене нацине. Конзервативни новинари Аризона репаблика су при писању акценат на еконоске факторе И факторе образовања стављали пре свега са циљем да умање знацај покрета И саме борбе за право гласања. Проблем остваривања права гласања у ком је баријера била тест знања указивала је директно на на два фактора која су спрецавала афро американце да то право остваре, фактор дискриминације при испитивању И фактор недостатка образовања. Оба фактора била су пропрацена у медијима на разлиците нацине, али И уско повезана са пратецим разлозим,а који су онемогуцавали афро американцима да прескоце баријеру образовања. Једна од тих била је екониомски полозај. Иако је сваки од ових фактора био пордукт односа обојен предрасудама И расизомом белацког становниства према афро американцима конзервативни новинари су акценат стављали на факторе које моземо назвати симтомима проблема са циљем да умање знацај покрета И саме борбе за право гласања. Стога мозем о видети да су конзервативни медији настојали да веци знацај придају економском полозају афроамериканаца истицуци да би његово побољсање требало да буде циљ покрета, тривијализујуци циљеве попут десегрегације ресторана И како би поједини новинари то описали неуставном задриању у компетенције дрзавних закона од стране федералних власти. Ови ауторим међутим моземо приметити не узимају у обзир просте догађаје <text:s/>које су други медији преносили а који су у потпуносити русили интергритет тезе о нузди директног побољсања еконоског полозаја афро американаца. То моземо видети на простим </text:span><text:soft-page-break/><text:span text:style-name="T2">примерима од којих један преноси њујорк тајмс. У питањуе је цланак о афро американцу који је због својих покусаја да се региструје као бирац изгубио пословне ангазмане код својих белих суграђана. <text:s/></text:span><text:span text:style-name="T4">Konzervativni mediji su takodje u skladu sa svojom ideoloskom crtom o postovanju prava drza a insistirali na cinjenici da testovi znanja nisu sami po sebi stetni, odnosno da bi jednostavno samo problem trebalo prevazici boljim obrazovanjem afro amerikanaca ponovo zanemarujuci sve pratece otezavajuce okolnosti poput ekonoskog faktora, odnosno cinjenice da su se afro amerikanci zbog slabog materijalnog stanja morali ranije angazovati u radnoj snazi </text:span><text:span text:style-name="T8"><text:s/></text:span><text:span text:style-name="T9">jer su iako vise ne bili prinudjeni na ropstvo morali da prihvataju slabo placene poslove kako bi preziveli</text:span><text:span text:style-name="T4"> I samim tim zanemariti svoje obrazovanje. Dok su teze novinara poput </text:span><text:span text:style-name="T5">Baklija su u svojima analizama nudili “prosta resenja” poput jednostavnog prestanka diskriminacije pri testiranju zanemarujuci potpuno sve faktore koji su uticali na javljanje takvih trendova. </text:span><text:span text:style-name="T6">Na osnovu navedenog dakle ocigledno je da se konzervativni mediji nisu u velikoj meri obazirali na sam polozaj afro americke zajednice, sto smo mogli videti I po nedostatku pisanja o odnosu belaca prema njima. Takdje primecujemo da temi nisu dali ni previse paznje kada je u pitanju neka dublja analiza problema kakavu u sprovodili Njujor I Los Andjeles Tajms. Konzervativni novinari I Arizona Repablik su se naprotiv pre svega fokusirali na njudjenje alternativnih resenja </text:span><text:span text:style-name="T7">problema predlagajuci resavanjer odredjenih njegovih simptoma, servirajuci svojim citaocima naizgled pragmaticna jedostavna resenja drzeci se pritom usstaljenog trenda protivljenja metoda afro americkog pokreta-</text:span><text:span text:style-name="T1"> zanimljivo primetiti da su izjave odobrenja cilja jenjavale kako je donosenje zakona postajalo izvesnije, fokus se pomera na kritike zakona I recemecenja prava drzava</text:span><text:span text:style-name="T7"> -u prvi deo</text:span></text:p>
      <text:p text:style-name="P2"><text:span text:style-name="T6"><text:s text:c="3"/></text:span><text:span text:style-name="T5"><text:s text:c="2"/></text:span></text:p>
      <text:p text:style-name="P1"><text:span text:style-name="T2">Економски фактор</text:span></text:p>
      <text:p text:style-name="P1"><text:span text:style-name="T2">гласање </text:span></text:p>
      <text:p text:style-name="P1"><text:span text:style-name="T2">незаинтересованост за гласање</text:span></text:p>
      <text:p text:style-name="P1"><text:span text:style-name="T2"><text:tab/> <text:s text:c="6"/></text:span></text:p>
      <text:p text:style-name="P1"><text:span text:style-name="T2"/></text:p>
      <text:p text:style-name="P1"><text:span text:style-name="T2"><text:s text:c="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Calibri" svg:font-family="Calibri" style:font-family-generic="swiss" style:font-pitch="variable"/>
    <style:font-face style:name="Times New Roman1" svg:font-family="'Times New Roman'"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tab-stop-distance="0.5in" style:writing-mode="page"/>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13T15:22:13.901000000</dc:date>
    <meta:editing-duration>PT46M9S</meta:editing-duration>
    <meta:editing-cycles>3</meta:editing-cycles>
    <meta:generator>LibreOffice/6.1.4.2$Windows_X86_64 LibreOffice_project/9d0f32d1f0b509096fd65e0d4bec26ddd1938fd3</meta:generator>
    <meta:document-statistic meta:table-count="0" meta:image-count="0" meta:object-count="0" meta:page-count="13" meta:paragraph-count="39" meta:word-count="5272" meta:character-count="34972" meta:non-whitespace-character-count="29628"/>
  </office:meta>
</office:document-meta>
</file>